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627190002CF3C3D47C884.wmf"/>
  <manifest:file-entry manifest:media-type="" manifest:full-path="Pictures/2000000700062719000629C91858EA99.wmf"/>
  <manifest:file-entry manifest:media-type="" manifest:full-path="Pictures/20000007000627190001C073152FDF11.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ab-stops/>
      </style:paragraph-properties>
      <style:text-properties fo:font-size="11pt" fo:language="en" fo:country="none" style:font-size-asian="11pt" style:font-size-complex="11pt"/>
    </style:style>
    <style:style style:name="P2" style:family="paragraph" style:parent-style-name="Standard" style:list-style-name="">
      <style:paragraph-properties fo:margin-top="0in" fo:margin-bottom="0.139in" fo:line-height="115%"/>
      <style:text-properties fo:font-size="11pt" fo:language="en" fo:country="none" style:font-size-asian="11pt" style:font-size-complex="11pt"/>
    </style:style>
    <style:style style:name="P3" style:family="paragraph" style:parent-style-name="Standard" style:list-style-name="">
      <style:paragraph-properties fo:margin-top="0in" fo:margin-bottom="0.139in" fo:line-height="100%"/>
      <style:text-properties fo:font-size="11pt" fo:language="en" fo:country="none" style:font-size-asian="11pt" style:font-size-complex="11pt"/>
    </style:style>
    <style:style style:name="P4" style:family="paragraph" style:parent-style-name="Standard" style:list-style-name="">
      <style:paragraph-properties fo:margin-top="0in" fo:margin-bottom="0.139in" fo:line-height="100%"/>
    </style:style>
    <style:style style:name="P5" style:family="paragraph" style:parent-style-name="Standard" style:list-style-name="" style:master-page-name="Standard">
      <style:paragraph-properties fo:margin-top="0in" fo:margin-bottom="0.139in" fo:line-height="115%" fo:text-align="center" style:justify-single-word="false" style:page-number="auto"/>
      <style:text-properties fo:font-size="14pt" fo:language="en" fo:country="none"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list-style-name="RTF_5f_Num_20_2">
      <style:paragraph-properties fo:margin-left="1in" fo:margin-right="0in" fo:margin-top="0in" fo:margin-bottom="0.139in" fo:line-height="115%" fo:text-indent="-0.25in" style:auto-text-indent="false">
        <style:tab-stops/>
      </style:paragraph-properties>
    </style:style>
    <style:style style:name="P7" style:family="paragraph" style:parent-style-name="Standard" style:list-style-name="RTF_5f_Num_20_2">
      <style:paragraph-properties fo:margin-left="1in" fo:margin-right="0in" fo:margin-top="0in" fo:margin-bottom="0.139in" fo:line-height="115%" fo:text-indent="-0.25in" style:auto-text-indent="false">
        <style:tab-stops/>
      </style:paragraph-properties>
      <style:text-properties fo:color="#000000"/>
    </style:style>
    <style:style style:name="T1" style:family="text">
      <style:text-properties fo:color="#00b050" fo:font-size="11pt" fo:language="en" fo:country="none" style:font-size-asian="11pt" style:font-size-complex="11pt"/>
    </style:style>
    <style:style style:name="T2" style:family="text">
      <style:text-properties fo:color="#00b050" fo:font-size="11pt" fo:language="en" fo:country="none" style:text-underline-style="solid" style:text-underline-width="auto" style:text-underline-color="font-color" fo:font-weight="bold" style:font-size-asian="11pt" style:font-weight-asian="bold" style:font-size-complex="11pt" style:font-weight-complex="bold"/>
    </style:style>
    <style:style style:name="T3" style:family="text">
      <style:text-properties fo:font-size="11pt" fo:language="en" fo:country="none" style:text-underline-style="solid" style:text-underline-width="auto" style:text-underline-color="font-color" fo:font-weight="bold" style:font-size-asian="11pt" style:font-weight-asian="bold" style:font-size-complex="11pt" style:font-weight-complex="bold"/>
    </style:style>
    <style:style style:name="T4" style:family="text">
      <style:text-properties fo:font-size="11pt" fo:language="en" fo:country="none" style:font-size-asian="11pt" style:font-size-complex="11pt"/>
    </style:style>
    <style:style style:name="T5" style:family="text">
      <style:text-properties style:use-window-font-color="true" fo:font-size="11pt" fo:language="en" fo:country="none" style:text-underline-style="none" style:font-size-asian="11pt" style:font-size-complex="11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omework 5 </text:p>
      <text:p text:style-name="P1">Write a technical report that should contain the following documents:</text:p>
      <text:list xml:id="list6907699570611537308" text:style-name="RTF_5f_Num_20_2">
        <text:list-item>
          <text:p text:style-name="P7"><text:span text:style-name="T4">a </text:span><text:span text:style-name="T3">case study </text:span><text:span text:style-name="T4">that reports the proposed project to the international/national reality</text:span></text:p>
        </text:list-item>
        <text:list-item>
          <text:p text:style-name="P7"><text:span text:style-name="T3">technical details </text:span><text:span text:style-name="T4">(architecture, technologies, marketing approaches) about existing solutions close to the one proposed by your team</text:span></text:p>
        </text:list-item>
        <text:list-item>
          <text:p text:style-name="P7"><text:span text:style-name="T4">overview of </text:span><text:span text:style-name="T3">technologies </text:span><text:span text:style-name="T4">you wish to use and motivate your choices</text:span></text:p>
        </text:list-item>
        <text:list-item>
          <text:p text:style-name="P6"><text:span text:style-name="T3">business canvas </text:span><text:span text:style-name="T4">for the proposed solution</text:span></text:p>
        </text:list-item>
        <text:list-item>
          <text:p text:style-name="P6"><text:span text:style-name="T3">architectural diagram </text:span><text:span text:style-name="T4">for the proposed solution</text:span></text:p>
        </text:list-item>
        <text:list-item>
          <text:p text:style-name="P6"><text:span text:style-name="T3">use-case diagrams </text:span><text:span text:style-name="T4">for your project</text:span></text:p>
        </text:list-item>
        <text:list-item>
          <text:p text:style-name="P6"><text:span text:style-name="T4">APIs (should be done in respect to the </text:span><text:span text:style-name="T3">OpenApi </text:span><text:span text:style-name="T4">specifications, using SwaggerHub) &amp; functionality flows documentation</text:span></text:p>
        </text:list-item>
      </text:list>
      <text:p text:style-name="P2">1. <text:s/>Ideea noastra este sa creeam o firma de curierat care foloseste conceptul Uber. Din cauza pandemiei actuale, firmele de curierat au fost supra-aglomerate. Timpul de livrare crescand de la 2 zile la 2 saptamani. Multe dintre afaceri au anuntat in mod oficial pe site ca livrarile vor veni cu intarziere considerabila, exemplu: </text:p>
      <text:p text:style-name="P3"><draw:frame draw:style-name="fr1" text:anchor-type="as-char" svg:width="4.5772in" svg:height="3.2752in" draw:z-index="0"><draw:image xlink:href="Pictures/2000000700062719000629C91858EA99.wmf" xlink:type="simple" xlink:show="embed" xlink:actuate="onLoad"/></draw:frame></text:p>
      <text:p text:style-name="P2">De aceea, noi credem ca o afacere de curierat va avea succes atat pe termen scurt(pe timpul pandemiei), dar si pe termen lung deoarece ecommerce-ul creste de la an la an, crescand astfel si nevoia de curierat. </text:p>
      <text:p text:style-name="P3"><text:soft-page-break/><draw:frame draw:style-name="fr1" text:anchor-type="as-char" svg:width="6in" svg:height="2.7398in" draw:z-index="1"><draw:image xlink:href="Pictures/20000007000627190002CF3C3D47C884.wmf" xlink:type="simple" xlink:show="embed" xlink:actuate="onLoad"/></draw:frame></text:p>
      <text:p text:style-name="P3">Astfel, noi propunem aplicatia noastra de curierat care nu numai ca deserveste cei care doresc sa le fie livrate comenzile, dar si care au timp in plus pentru a livra ei insisi niste comenzi. Asa ca noi venim cu o aplicatie web care deserveste ambele parti, cat si companiile care doresc sa-si livreze produsele. </text:p>
      <text:p text:style-name="P4"><text:span text:style-name="T4">2. Unul dintre competitori </text:span><text:a xlink:type="simple" xlink:href="https://curieras.ro/" text:style-name="Internet_20_link" text:visited-style-name="Visited_20_Internet_20_Link"><text:span text:style-name="T5">https://curieras.ro/</text:span></text:a><text:span text:style-name="T4"> o firma din Iasi care vinde doar in Iasi. Cand ne-am uitat prima oara pe website-ul firmei, avea doar 2 optiuni de livrare colet si cumparaturi. Acum, se pare ca si-au extins serviciile la livrari cadouri si livrari speciale, ceea ce ne da de inteles ca afacerea este tot mai prospera. Acestia pot fi contactati si what'sup, telefonic si pe email. Compania are si pagina de Facebook, doar ca nu are foarte mult trafic pe aceasta.</text:span></text:p>
      <text:p text:style-name="P3">3.<text:tab/>Ne-am gandit la un serviciu prin care un utilizator care sa trimita un colet catre altcineva intr-un adresa website-ului nostru si sa poata completa un formular(utilizatorul va introduce exact locatia), iar un curier sa vina sa ii ridice coletul si sa il livreze la locatia respectiva. Pe partea de curier, soferul va fi angajat al companiei si va avea instalata o aplicatie Android prin care sa primeasca comenzi precum modelul Uber. Serverul va fi hostat in Cloud si va contine un Package Dispatcher care sa desemneze cel mai apropiat pachet de sofer pentru a economisi timp si bani. Cu ce venim noi in plus? Este faptul ca oferim soferilor de rand oportunitatea de a se angaja la noi si de a livra colete cu ajutorul aplicatiei care asigneaza comenzile intr-un mod cat mai eficient si profitabil.</text:p>
      <text:p text:style-name="P3"><text:tab/>Pentru aplicatia de client vom folosi Angular pentru ca asta e framework-ul de web la care ne pricepem cel mai bine, am folosit un api de Maps din Azure care ii permite utilizatorului sa aleaga pe harta punctul de preluare si cel de livrare, comunicand cu serverul locatia exacta. <text:tab/>Pentru aplicatia de Android vom folosi Java si sistemul de location impreuna cu azure maps routes pentru a primi traseul pe care trebuie sa-l urmeze. </text:p>
      <text:p text:style-name="P3"><text:tab/>Pentru partea de server vom folosi Node.JS, cu Express deoarece NodeJs se foloseste de paradigma de programare asincrona si foloseste mult mai putine resurse pentru deservirea requesturilor. Pentru partea de persistenta a serverului am folosit MongoDb din Microsoft Azure CosmosDb, am ales MongoDb deoarece este NoSQL nu avem nevoie de relationari si timpul de raspuns este mult mai rapid si avem avantajul de a fi hostat in Cloud. </text:p>
      <text:p text:style-name="P3"/>
      <text:p text:style-name="P3"><text:soft-page-break/><draw:frame draw:style-name="fr1" text:anchor-type="as-char" svg:width="6in" svg:height="1.7083in" draw:z-index="2"><draw:image xlink:href="Pictures/20000007000627190001C073152FDF11.wmf" xlink:type="simple" xlink:show="embed" xlink:actuate="onLoad"/></draw:frame></text:p>
      <text:p text:style-name="P3">Pentru partea de hosting: Hosting in cloud cele 5 servicii aproximativ 50 de dolari pe luna.</text:p>
      <text:p text:style-name="P3">200 de comenzi pe zi =&gt; profit per comanda aproximativ 4 lei.</text:p>
      <text:p text:style-name="P3">Formula calcul pret comanda: (10 lei baza + 0.5 lei per km + 0.5 lei per kg) * 3% comision. Daca </text:p>
      <text:p text:style-name="P3">greutatea &lt; 10kg. </text:p>
      <text:p text:style-name="P3">Greutatea &lt; 20 kg =&gt; 1 leu per kg</text:p>
      <text:p text:style-name="P3">Greutatea &gt; 20 kg =&gt; 2 lei per kg</text:p>
      <text:p text:style-name="P3">Driverul ia 50%.</text:p>
      <text:p text:style-name="P3">La un calcul simplu: un pachet de 6 kg pe o distanta de 6 km.. ar costa (10 + 3 + 3) * 3%= 16.50 lei. Driverul ia 75% din castig. Noi castigam 4 lei pe aceasta comanda.</text:p>
      <text:p text:style-name="P3">DIAGRAMA</text:p>
      <text:p text:style-name="P3">O alta intrebare care se ridica este cum vor afla utilizatorii nostri de aplicatia noastra? Pentru inceput, ne-am gandit la facebook ads si instagram ads deoarece sunt cele mai ieftine si cele <text:soft-page-break/>eficiente forme de publicitate. Mai precis, vom targeta utilizatorii care foloses aplicatia Uber frecvent sau care au fost soferi Uber.</text:p>
      <text:p text:style-name="P2"/>
      <text:p text:style-name="P3"/>
      <text:p text:style-name="P3"/>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suffix="." style:num-format="1">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5-14T11:06:53.33</dc:date>
    <meta:generator>OpenOffice/4.1.6$Win32 OpenOffice.org_project/416m1$Build-9790</meta:generator>
    <meta:document-statistic meta:table-count="0" meta:image-count="3" meta:object-count="0" meta:page-count="4" meta:paragraph-count="29" meta:word-count="760" meta:character-count="4469"/>
    <meta:editing-duration>PT9M57S</meta:editing-duration>
    <meta:editing-cycles>1</meta:editing-cycles>
  </office:meta>
</office:document-meta>
</file>